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Serif" svg:font-family="'CMU Serif'"/>
    <style:font-face style:name="CMU Serif1"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106cm" svg:stroke-color="#262626" draw:marker-start-width="0.323cm" draw:marker-end-width="0.323cm" draw:stroke-linejoin="round" draw:fill="none" fo:padding-top="0.178cm" fo:padding-bottom="0.178cm" fo:padding-left="0.303cm" fo:padding-right="0.303cm"/>
    </style:style>
    <style:style style:name="gr2" style:family="graphic" style:parent-style-name="standard">
      <style:graphic-properties draw:stroke="solid" svg:stroke-width="0.106cm" svg:stroke-color="#0072bd" draw:marker-start-width="0.218cm" draw:marker-end-width="0.218cm" draw:stroke-linejoin="round" draw:fill="none" fo:padding-top="0.178cm" fo:padding-bottom="0.178cm" fo:padding-left="0.303cm" fo:padding-right="0.303cm"/>
    </style:style>
    <style:style style:name="gr3" style:family="graphic" style:parent-style-name="standard">
      <style:graphic-properties draw:stroke="solid" svg:stroke-width="0.106cm" svg:stroke-color="#d95319" draw:marker-start-width="0.218cm" draw:marker-end-width="0.218cm" draw:stroke-linejoin="round" draw:fill="none" fo:padding-top="0.178cm" fo:padding-bottom="0.178cm" fo:padding-left="0.303cm" fo:padding-right="0.303cm"/>
    </style:style>
    <style:style style:name="gr4" style:family="graphic" style:parent-style-name="standard">
      <style:graphic-properties draw:stroke="solid" svg:stroke-width="0.106cm" svg:stroke-color="#edb120" draw:marker-start-width="0.218cm" draw:marker-end-width="0.218cm" draw:stroke-linejoin="round" draw:fill="none" fo:padding-top="0.178cm" fo:padding-bottom="0.178cm" fo:padding-left="0.303cm" fo:padding-right="0.303cm"/>
    </style:style>
    <style:style style:name="gr5" style:family="graphic" style:parent-style-name="standard">
      <style:graphic-properties draw:stroke="none" svg:stroke-width="0.106cm" draw:marker-start-width="0.359cm" draw:marker-end-width="0.359cm" draw:fill="none" draw:textarea-horizontal-align="left" draw:auto-grow-width="true" fo:min-height="1.398cm" fo:min-width="0.984cm" fo:padding-top="0cm" fo:padding-bottom="0cm" fo:padding-left="0cm" fo:padding-right="0cm"/>
    </style:style>
    <style:style style:name="gr6" style:family="graphic" style:parent-style-name="standard">
      <style:graphic-properties draw:stroke="none" svg:stroke-width="0.106cm" draw:marker-start-width="0.359cm" draw:marker-end-width="0.359cm" draw:fill="none" draw:textarea-horizontal-align="left" draw:auto-grow-width="true" fo:min-height="1.398cm" fo:min-width="1.899cm" fo:padding-top="0cm" fo:padding-bottom="0cm" fo:padding-left="0cm" fo:padding-right="0cm"/>
    </style:style>
    <style:style style:name="gr7" style:family="graphic" style:parent-style-name="standard">
      <style:graphic-properties draw:stroke="none" svg:stroke-width="0.106cm" draw:marker-start-width="0.359cm" draw:marker-end-width="0.359cm" draw:fill="none" draw:textarea-horizontal-align="left" draw:auto-grow-width="true" fo:min-height="1.398cm" fo:min-width="1.573cm" fo:padding-top="0cm" fo:padding-bottom="0cm" fo:padding-left="0cm" fo:padding-right="0cm"/>
    </style:style>
    <style:style style:name="gr8" style:family="graphic" style:parent-style-name="standard">
      <style:graphic-properties draw:stroke="none" svg:stroke-width="0.106cm" draw:marker-start-width="0.359cm" draw:marker-end-width="0.359cm" draw:fill="none" draw:textarea-horizontal-align="left" draw:auto-grow-width="true" fo:min-height="1.398cm" fo:min-width="2.093cm" fo:padding-top="0cm" fo:padding-bottom="0cm" fo:padding-left="0cm" fo:padding-right="0cm"/>
    </style:style>
    <style:style style:name="gr9" style:family="graphic" style:parent-style-name="standard">
      <style:graphic-properties draw:stroke="none" draw:fill="none" draw:textarea-horizontal-align="center" draw:textarea-vertical-align="middle" draw:auto-grow-width="true" fo:min-height="2.761cm" fo:min-width="30.571cm" fo:padding-top="0cm" fo:padding-bottom="0cm" fo:padding-left="0cm" fo:padding-right="0cm"/>
    </style:style>
    <style:style style:name="gr10" style:family="graphic" style:parent-style-name="standard">
      <style:graphic-properties draw:stroke="none" svg:stroke-width="0.106cm" draw:marker-start-width="0.359cm" draw:marker-end-width="0.359cm" draw:fill="none" draw:textarea-horizontal-align="left" draw:auto-grow-width="true" fo:min-height="1.398cm" fo:min-width="1.179cm" fo:padding-top="0cm" fo:padding-bottom="0cm" fo:padding-left="0cm" fo:padding-right="0cm"/>
    </style:style>
    <style:style style:name="gr11" style:family="graphic" style:parent-style-name="standard">
      <style:graphic-properties draw:stroke="none" svg:stroke-width="0.106cm" draw:marker-start-width="0.359cm" draw:marker-end-width="0.359cm" draw:fill="none" draw:textarea-horizontal-align="left" draw:auto-grow-width="true" fo:min-height="0.898cm" fo:min-width="1.751cm" fo:padding-top="0cm" fo:padding-bottom="0cm" fo:padding-left="0cm" fo:padding-right="0cm"/>
    </style:style>
    <style:style style:name="P1" style:family="paragraph">
      <loext:graphic-properties draw:fill="none"/>
    </style:style>
    <style:style style:name="P2" style:family="paragraph">
      <style:paragraph-properties fo:text-align="start"/>
      <style:text-properties style:font-name="CMU Serif1" fo:font-size="48pt" style:font-size-asian="48pt" style:font-size-complex="48pt"/>
    </style:style>
    <style:style style:name="P3" style:family="paragraph">
      <loext:graphic-properties draw:fill="none"/>
      <style:paragraph-properties fo:text-align="start"/>
      <style:text-properties style:font-name="CMU Serif1" fo:font-size="48pt" style:font-size-asian="48pt" style:font-size-complex="48pt"/>
    </style:style>
    <style:style style:name="P4" style:family="paragraph">
      <style:paragraph-properties fo:text-align="start"/>
      <style:text-properties style:font-name="CMU Serif1" fo:font-size="48pt"/>
    </style:style>
    <style:style style:name="P5" style:family="paragraph">
      <loext:graphic-properties draw:fill="none"/>
      <style:paragraph-properties fo:text-align="start"/>
      <style:text-properties style:font-name="CMU Serif1" fo:font-size="48pt"/>
    </style:style>
    <style:style style:name="P6" style:family="paragraph">
      <style:paragraph-properties fo:text-align="center"/>
    </style:style>
    <style:style style:name="P7" style:family="paragraph">
      <loext:graphic-properties draw:fill="none"/>
      <style:paragraph-properties fo:text-align="center"/>
      <style:text-properties fo:font-size="66pt" style:font-size-asian="66pt" style:font-size-complex="66pt"/>
    </style:style>
    <style:style style:name="T1" style:family="text">
      <style:text-properties fo:font-variant="normal" fo:text-transform="none" fo:color="#262626" fo:font-size="48pt" fo:font-style="normal" fo:font-weight="100" style:font-size-asian="48pt" style:font-size-complex="48pt"/>
    </style:style>
    <style:style style:name="T2" style:family="text">
      <style:text-properties fo:font-variant="normal" fo:text-transform="none" fo:color="#262626" fo:font-style="normal" fo:font-weight="100"/>
    </style:style>
    <style:style style:name="T3" style:family="text">
      <style:text-properties fo:font-variant="normal" fo:text-transform="none" fo:color="#262626" style:font-name="CMU Serif" fo:font-size="66pt" fo:font-style="normal" fo:font-weight="100" style:font-size-asian="66pt" style:font-size-complex="66pt"/>
    </style:style>
    <style:style style:name="T4" style:family="text">
      <style:text-properties fo:font-variant="normal" fo:text-transform="none" fo:color="#262626" style:text-position="33% 58%" style:font-name="CMU Serif" fo:font-size="66pt" fo:font-style="normal" fo:font-weight="100" style:font-size-asian="66pt" style:font-size-complex="66pt"/>
    </style:style>
    <style:style style:name="T5" style:family="text">
      <style:text-properties fo:font-variant="normal" fo:text-transform="none" fo:color="#262626" style:text-position="0% 100%" style:font-name="CMU Serif" fo:font-size="66pt" fo:font-style="normal" fo:font-weight="100" style:font-size-asian="66pt" style:font-size-complex="66pt"/>
    </style:style>
    <style:style style:name="T6" style:family="text">
      <style:text-properties fo:font-variant="normal" fo:text-transform="none" fo:color="#262626" style:text-position="33% 58%" fo:font-style="normal" fo:font-weight="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61cm" svg:y1="11.721cm" svg:x2="33.196cm" svg:y2="11.721cm">
          <text:p/>
        </draw:line>
        <draw:line draw:style-name="gr1" draw:text-style-name="P1" draw:layer="layout" svg:x1="2.61cm" svg:y1="0.15cm" svg:x2="33.196cm" svg:y2="0.15cm">
          <text:p/>
        </draw:line>
        <draw:line draw:style-name="gr1" draw:text-style-name="P1" draw:layer="layout" svg:x1="2.61cm" svg:y1="11.721cm" svg:x2="2.61cm" svg:y2="11.415cm">
          <text:p/>
        </draw:line>
        <draw:line draw:style-name="gr1" draw:text-style-name="P1" draw:layer="layout" svg:x1="8.492cm" svg:y1="11.721cm" svg:x2="8.492cm" svg:y2="11.415cm">
          <text:p/>
        </draw:line>
        <draw:line draw:style-name="gr1" draw:text-style-name="P1" draw:layer="layout" svg:x1="14.374cm" svg:y1="11.721cm" svg:x2="14.374cm" svg:y2="11.415cm">
          <text:p/>
        </draw:line>
        <draw:line draw:style-name="gr1" draw:text-style-name="P1" draw:layer="layout" svg:x1="20.256cm" svg:y1="11.721cm" svg:x2="20.256cm" svg:y2="11.415cm">
          <text:p/>
        </draw:line>
        <draw:line draw:style-name="gr1" draw:text-style-name="P1" draw:layer="layout" svg:x1="26.138cm" svg:y1="11.721cm" svg:x2="26.138cm" svg:y2="11.415cm">
          <text:p/>
        </draw:line>
        <draw:line draw:style-name="gr1" draw:text-style-name="P1" draw:layer="layout" svg:x1="32.02cm" svg:y1="11.721cm" svg:x2="32.02cm" svg:y2="11.415cm">
          <text:p/>
        </draw:line>
        <draw:line draw:style-name="gr1" draw:text-style-name="P1" draw:layer="layout" svg:x1="8.492cm" svg:y1="0.15cm" svg:x2="8.492cm" svg:y2="0.456cm">
          <text:p/>
        </draw:line>
        <draw:line draw:style-name="gr1" draw:text-style-name="P1" draw:layer="layout" svg:x1="14.374cm" svg:y1="0.15cm" svg:x2="14.374cm" svg:y2="0.456cm">
          <text:p/>
        </draw:line>
        <draw:line draw:style-name="gr1" draw:text-style-name="P1" draw:layer="layout" svg:x1="20.256cm" svg:y1="0.15cm" svg:x2="20.256cm" svg:y2="0.456cm">
          <text:p/>
        </draw:line>
        <draw:line draw:style-name="gr1" draw:text-style-name="P1" draw:layer="layout" svg:x1="26.138cm" svg:y1="0.15cm" svg:x2="26.138cm" svg:y2="0.456cm">
          <text:p/>
        </draw:line>
        <draw:line draw:style-name="gr1" draw:text-style-name="P1" draw:layer="layout" svg:x1="32.02cm" svg:y1="0.15cm" svg:x2="32.02cm" svg:y2="0.456cm">
          <text:p/>
        </draw:line>
        <draw:line draw:style-name="gr1" draw:text-style-name="P1" draw:layer="layout" svg:x1="2.61cm" svg:y1="11.721cm" svg:x2="2.61cm" svg:y2="0.15cm">
          <text:p/>
        </draw:line>
        <draw:line draw:style-name="gr1" draw:text-style-name="P1" draw:layer="layout" svg:x1="33.196cm" svg:y1="11.721cm" svg:x2="33.196cm" svg:y2="0.15cm">
          <text:p/>
        </draw:line>
        <draw:line draw:style-name="gr1" draw:text-style-name="P1" draw:layer="layout" svg:x1="2.61cm" svg:y1="7.864cm" svg:x2="2.916cm" svg:y2="7.864cm">
          <text:p/>
        </draw:line>
        <draw:line draw:style-name="gr1" draw:text-style-name="P1" draw:layer="layout" svg:x1="2.61cm" svg:y1="4.007cm" svg:x2="2.916cm" svg:y2="4.007cm">
          <text:p/>
        </draw:line>
        <draw:line draw:style-name="gr1" draw:text-style-name="P1" draw:layer="layout" svg:x1="33.196cm" svg:y1="7.864cm" svg:x2="32.89cm" svg:y2="7.864cm">
          <text:p/>
        </draw:line>
        <draw:line draw:style-name="gr1" draw:text-style-name="P1" draw:layer="layout" svg:x1="33.196cm" svg:y1="4.007cm" svg:x2="32.89cm" svg:y2="4.007cm">
          <text:p/>
        </draw:line>
        <draw:line draw:style-name="gr1" draw:text-style-name="P1" draw:layer="layout" svg:x1="2.61cm" svg:y1="11.721cm" svg:x2="2.763cm" svg:y2="11.721cm">
          <text:p/>
        </draw:line>
        <draw:line draw:style-name="gr1" draw:text-style-name="P1" draw:layer="layout" svg:x1="33.196cm" svg:y1="11.721cm" svg:x2="33.043cm" svg:y2="11.721cm">
          <text:p/>
        </draw:line>
        <draw:polyline draw:style-name="gr2" draw:text-style-name="P1" draw:layer="layout" svg:width="30.589cm" svg:height="7.052cm" svg:x="2.61cm" svg:y="4.17cm" svg:viewBox="0 0 30590 7053" draw:points="0,5470 0,4890 0,4888 0,4887 0,4885 0,4882 0,4878 0,4875 0,4870 0,4866 0,4861 0,4856 0,4851 0,4846 0,4841 0,4836 0,4832 0,4827 0,4823 0,4820 0,4817 0,4814 0,4812 0,4811 0,4810 0,4810 0,4811 0,4812 0,4814 0,4817 0,4820 0,4824 0,4828 0,4832 0,4837 0,4842 0,4847 0,4852 0,4856 0,4859 0,4860 0,4860 0,4857 0,4852 0,4843 0,4831 0,4814 0,4794 0,4768 0,4738 0,4703 0,4664 0,4621 0,4574 0,4524 0,4470 0,4414 0,4356 0,4295 0,4233 0,4168 0,4101 0,4032 0,3961 0,3886 0,3808 0,3726 0,3639 0,3545 0,3442 0,3328 0,3202 159,2441 1179,2822 1660,2561 2030,2146 2342,1173 2618,1451 2866,2346 3095,2812 3309,3139 3509,3384 3698,3544 3878,3594 4051,3526 4216,3365 4375,3137 4528,2839 4676,2428 4820,1699 4959,673 5095,2053 5227,2539 5356,2841 5482,3064 5605,3243 5726,3394 5844,3526 5959,3645 6073,3753 6184,3854 6293,3947 6401,4035 6507,4118 6611,4195 6713,4268 6814,4336 6913,4400 7011,4461 7108,4525 7203,4608 7297,4794 7390,455 7482,4246 7573,4366 7662,4405 7751,4417 7838,4417 7925,4409 8010,4395 8095,4378 8179,4358 8262,4336 8344,4312 8426,4286 8506,4258 8586,4228 8665,4196 8743,4161 8821,4123 8898,4081 8974,4034 9050,3980 9125,3919 9200,3849 9273,3766 9347,3667 9419,3549 9492,3404 9563,3223 9634,2986 9705,2654 9775,2110 9844,328 9913,1831 9982,2447 10050,2775 10118,2991 10185,3146 10252,3263 10318,3354 10384,3427 10449,3485 10514,3532 10579,3569 10643,3600 10707,3624 10771,3644 10834,3658 10897,3669 10959,3675 11021,3678 11083,3678 11144,3675 11205,3667 11266,3657 11326,3643 11386,3624 11446,3602 11506,3575 11565,3542 11624,3503 11682,3458 11740,3404 11798,3341 11856,3267 11913,3178 11970,3071 12027,2940 12084,2775 12140,2558 12196,2253 12252,1746 12308,162 12363,1459 12418,2127 12473,2494 12527,2746 12582,2936 12636,3088 12690,3212 12743,3317 12797,3406 12850,3482 12903,3548 12956,3605 13008,3654 13060,3697 13113,3734 13164,3766 13216,3793 13268,3816 13319,3835 13370,3851 13421,3863 13472,3873 13522,3879 13573,3883 13623,3884 13673,3882 13722,3878 13772,3871 13822,3862 13871,3849 13920,3834 13969,3815 14018,3793 14066,3768 14114,3738 14163,3703 14211,3663 14259,3616 14306,3562 14354,3499 14401,3425 14449,3338 14496,3232 14543,3103 14590,2940 14636,2724 14683,2416 14729,1894 14775,0 14822,1728 14868,2371 14913,2737 14959,2994 15004,3192 15050,3354 15095,3490 15140,3607 15185,3710 15230,3802 15275,3886 15319,3962 15364,4032 15408,4098 15452,4160 15496,4219 15540,4275 15584,4329 15628,4382 15671,4434 15715,4485 15758,4535 15801,4585 15845,4634 15888,4683 15930,4733 15973,4781 16016,4829 16058,4876 16101,4921 16143,4963 16185,5001 16227,5033 16269,5058 16311,5074 16353,5080 16395,5073 16436,5056 16478,5027 16519,4988 16560,4940 16601,4884 16642,4823 16683,4756 16724,4686 16765,4610 16805,4531 16846,4446 16886,4355 16927,4257 16967,4147 17007,4024 17047,3879 17087,3703 17127,3475 17167,3148 17206,2570 17246,78 17286,2707 17325,3304 17364,3676 17403,3958 17443,4192 17482,4397 17521,4585 17560,4761 17598,4931 17637,5098 17676,5265 17714,5432 17753,5603 17791,5777 17829,5955 17868,6132 17906,6301 17944,6448 17982,6555 18020,6609 18057,6616 18095,6591 18133,6553 18170,6511 18208,6471 18245,6432 18283,6395 18320,6358 18357,6316 18394,6269 18431,6215 18468,6152 18505,6081 18542,6002 18579,5918 18615,5831 18652,5741 18688,5650 18725,5560 18761,5470 18798,5381 18834,5294 18870,5209 18906,5125 18942,5043 18978,4961 19014,4881 19050,4801 19086,4722 19121,4642 19157,4562 19192,4481 19228,4398 19263,4313 19299,4225 19334,4133 19369,4035 19404,3930 19440,3815 19475,3687 19510,3542 19545,3373 19579,3165 19614,2894 19649,2500 19684,1747 19718,1067 19753,2274 19787,2747 19822,3046 19856,3264 19890,3436 19925,3577 19959,3696 19993,3799 20027,3888 20061,3966 20095,4036 20129,4097 20163,4152 20197,4200 20230,4243 20264,4282 20298,4315 20331,4345 20365,4371 20398,4394 20432,4415 20465,4432 20498,4448 20532,4462 20565,4474 20598,4484 20631,4494 20664,4502 20697,4509 20730,4516 20763,4522 20796,4527 20828,4532 20861,4536 20894,4540 20926,4544 20959,4547 20991,4550 21024,4553 21056,4555 21089,4557 21121,4559 21153,4560 21185,4560 21218,4560 21250,4559 21282,4558 21314,4555 21346,4551 21378,4546 21410,4540 21441,4532 21473,4522 21505,4510 21537,4496 21568,4479 21600,4459 21631,4437 21663,4410 21694,4380 21726,4345 21757,4305 21788,4260 21820,4208 21851,4148 21882,4080 21913,4000 21944,3908 21975,3799 22006,3668 22037,3505 22068,3296 22099,3007 22130,2547 22161,1388 22192,1987 22222,2759 22253,3157 22284,3429 22314,3634 22345,3800 22375,3938 22406,4056 22436,4159 22466,4249 22497,4330 22527,4402 22557,4468 22588,4527 22618,4581 22648,4631 22678,4676 22708,4718 22738,4756 22768,4792 22798,4825 22828,4855 22858,4884 22887,4911 22917,4936 22947,4959 22977,4982 23006,5003 23036,5023 23066,5042 23095,5060 23125,5078 23154,5095 23184,5111 23213,5127 23242,5142 23272,5156 23301,5170 23330,5183 23359,5196 23389,5208 23418,5219 23447,5229 23476,5239 23505,5248 23534,5256 23563,5264 23592,5270 23621,5275 23649,5279 23678,5282 23707,5284 23736,5285 23765,5285 23793,5284 23822,5281 23850,5278 23879,5274 23908,5268 23936,5262 23965,5255 23993,5248 24021,5239 24050,5230 24078,5220 24106,5210 24135,5199 24163,5188 24191,5177 24219,5164 24247,5152 24276,5138 24304,5124 24332,5109 24360,5092 24388,5073 24416,5051 24444,5026 24471,4993 24499,4950 24527,4887 24555,4788 24583,4604 24610,4158 24638,2762 24666,4644 24693,5080 24721,5212 24749,5247 24776,5254 24804,5252 24831,5248 24858,5245 24886,5243 24913,5242 24941,5242 24968,5243 24995,5246 25023,5250 25050,5254 25077,5260 25104,5266 25131,5274 25158,5282 25186,5291 25213,5301 25240,5312 25267,5324 25294,5336 25321,5348 25347,5362 25374,5376 25401,5390 25428,5406 25455,5421 25482,5437 25508,5454 25535,5470 25562,5487 25588,5505 25615,5522 25642,5540 25668,5557 25695,5575 25721,5593 25748,5610 25774,5628 25801,5645 25827,5661 25854,5678 25880,5694 25906,5709 25933,5724 25959,5739 25985,5753 26011,5767 26038,5781 26064,5794 26090,5807 26116,5820 26142,5832 26168,5845 26194,5858 26220,5872 26246,5886 26272,5901 26298,5916 26324,5933 26350,5952 26376,5973 26402,5995 26428,6021 26453,6049 26479,6082 26505,6119 26531,6161 26556,6211 26582,6268 26608,6336 26633,6418 26659,6516 26684,6636 26710,6780 26735,6938 26761,7053 26786,7002 26812,6772 26837,6487 26863,6209 26888,5949 26913,5701 26939,5457 26964,5208 26989,4942 27014,4639 27040,4266 27065,3725 27090,2451 27115,3086 27140,3786 27166,4131 27191,4356 27216,4521 27241,4650 27266,4755 27291,4844 27316,4921 27341,4988 27366,5049 27391,5104 27415,5154 27440,5199 27465,5242 27490,5282 27515,5318 27540,5353 27564,5385 27589,5415 27614,5443 27638,5469 27663,5494 27688,5516 27712,5537 27737,5556 27761,5573 27786,5589 27811,5604 27835,5616 27860,5628 27884,5638 27908,5647 27933,5654 27957,5661 27982,5666 28006,5671 28030,5675 28055,5679 28079,5681 28103,5683 28128,5685 28152,5687 28176,5688 28200,5689 28224,5690 28248,5690 28273,5691 28297,5692 28321,5693 28345,5693 28369,5694 28393,5695 28417,5696 28441,5697 28465,5699 28489,5700 28513,5701 28537,5703 28561,5705 28584,5706 28608,5708 28632,5709 28656,5711 28680,5712 28703,5713 28727,5714 28751,5715 28775,5715 28798,5715 28822,5715 28846,5714 28869,5713 28893,5711 28917,5708 28940,5705 28964,5700 28987,5695 29011,5689 29034,5682 29058,5674 29081,5665 29105,5655 29128,5643 29151,5629 29175,5614 29198,5597 29221,5578 29245,5557 29268,5533 29291,5505 29315,5474 29338,5438 29361,5395 29384,5345 29408,5284 29431,5209 29454,5111 29477,4980 29500,4791 29523,4480 29546,3791 29569,3410 29593,4649 29616,5248 29639,5694 29662,6063 29685,6356 29708,6535 29730,6585 29753,6553 29776,6491 29799,6427 29822,6369 29845,6319 29868,6276 29891,6240 29913,6209 29936,6183 29959,6161 29982,6141 30004,6125 30027,6110 30050,6098 30073,6087 30095,6078 30118,6071 30141,6064 30163,6059 30186,6054 30208,6050 30231,6048 30253,6045 30276,6044 30298,6042 30321,6042 30343,6041 30366,6041 30388,6042 30411,6042 30433,6043 30456,6044 30478,6045 30500,6046 30523,6048 30545,6049 30567,6050 30590,6052 30590,6052">
          <text:p/>
        </draw:polyline>
        <draw:polyline draw:style-name="gr3" draw:text-style-name="P1" draw:layer="layout" svg:width="30.589cm" svg:height="7.188cm" svg:x="2.61cm" svg:y="3.619cm" svg:viewBox="0 0 30590 7189" draw:points="0,5857 0,5276 0,5274 0,5272 0,5269 0,5265 0,5261 0,5256 0,5252 0,5248 0,5244 0,5241 0,5239 0,5237 0,5237 0,5238 0,5240 0,5243 0,5247 0,5252 0,5258 0,5264 0,5271 0,5277 0,5283 0,5288 0,5291 0,5292 0,5290 0,5285 0,5276 0,5264 0,5247 0,5227 0,5203 0,5177 0,5148 0,5118 0,5086 0,5054 0,5022 0,4990 0,4958 0,4928 0,4899 0,4872 0,4846 0,4822 0,4799 0,4778 0,4759 0,4741 0,4725 0,4710 0,4696 0,4683 0,4669 0,4655 0,4639 0,4622 0,4600 0,4575 0,4543 0,4504 0,4457 0,4399 0,4331 0,4251 0,4158 0,4051 0,3929 0,3788 159,3107 1179,3384 1660,3103 2030,2666 2342,1670 2618,1919 2866,2778 3095,3192 3309,3448 3509,3598 3698,3655 3878,3629 4051,3535 4216,3386 4375,3185 4528,2918 4676,2533 4820,1828 4959,825 5095,2225 5227,2729 5356,3051 5482,3294 5605,3494 5726,3667 5844,3823 5959,3967 6073,4103 6184,4232 6293,4356 6401,4474 6507,4586 6611,4689 6713,4782 6814,4863 6913,4932 7011,4993 7108,5058 7203,5169 7297,5618 7390,424 7482,4413 7573,4561 7662,4599 7751,4605 7838,4598 7925,4585 8010,4567 8095,4548 8179,4528 8262,4507 8344,4484 8426,4461 8506,4437 8586,4411 8665,4383 8743,4353 8821,4321 8898,4284 8974,4243 9050,4196 9125,4142 9200,4079 9273,4005 9347,3916 9419,3807 9492,3674 9563,3504 9634,3280 9705,2962 9775,2433 9844,666 9913,2184 9982,2817 10050,3161 10118,3394 10185,3567 10252,3703 10318,3814 10384,3907 10449,3987 10514,4057 10579,4120 10643,4177 10707,4230 10771,4279 10834,4324 10897,4368 10959,4408 11021,4447 11083,4482 11144,4514 11205,4543 11266,4567 11326,4586 11386,4597 11446,4601 11506,4595 11565,4578 11624,4549 11682,4506 11740,4449 11798,4376 11856,4285 11913,4174 11970,4040 12027,3877 12084,3676 12140,3419 12196,3070 12252,2518 12308,888 12363,2137 12418,2758 12473,3078 12527,3285 12582,3433 12636,3545 12690,3632 12743,3703 12797,3762 12850,3813 12903,3856 12956,3895 13008,3930 13060,3963 13113,3993 13164,4023 13216,4051 13268,4079 13319,4107 13370,4136 13421,4164 13472,4193 13522,4222 13573,4252 13623,4282 13673,4313 13722,4344 13772,4375 13822,4405 13871,4433 13920,4459 13969,4481 14018,4496 14066,4501 14114,4493 14163,4468 14211,4422 14259,4355 14306,4264 14354,4150 14401,4014 14449,3856 14496,3677 14543,3471 14590,3231 14636,2939 14683,2557 14729,1963 14775,0 14822,1662 14868,2243 14913,2549 14959,2750 15004,2895 15050,3007 15095,3096 15140,3169 15185,3230 15230,3282 15275,3328 15319,3368 15364,3404 15408,3437 15452,3467 15496,3495 15540,3521 15584,3545 15628,3569 15671,3591 15715,3612 15758,3633 15801,3653 15845,3673 15888,3692 15930,3711 15973,3729 16016,3748 16058,3765 16101,3783 16143,3800 16185,3816 16227,3832 16269,3848 16311,3864 16353,3879 16395,3893 16436,3908 16478,3922 16519,3935 16560,3949 16601,3962 16642,3974 16683,3987 16724,3999 16765,4011 16805,4022 16846,4034 16886,4045 16927,4055 16967,4064 17007,4072 17047,4074 17087,4068 17127,4038 17167,3937 17206,3574 17246,1138 17286,3590 17325,3931 17364,4064 17403,4136 17443,4184 17482,4222 17521,4254 17560,4284 17598,4313 17637,4341 17676,4369 17714,4396 17753,4424 17791,4452 17829,4481 17868,4510 17906,4539 17944,4568 17982,4597 18020,4626 18057,4654 18095,4682 18133,4709 18170,4736 18208,4761 18245,4784 18283,4805 18320,4824 18357,4841 18394,4855 18431,4865 18468,4872 18505,4875 18542,4874 18579,4870 18615,4861 18652,4848 18688,4831 18725,4810 18761,4786 18798,4758 18834,4726 18870,4692 18906,4655 18942,4615 18978,4573 19014,4528 19050,4481 19086,4432 19121,4381 19157,4328 19192,4272 19228,4213 19263,4150 19299,4084 19334,4014 19369,3937 19404,3853 19440,3760 19475,3654 19510,3531 19545,3383 19579,3198 19614,2951 19649,2579 19684,1849 19718,1192 19753,2422 19787,2916 19822,3234 19856,3471 19890,3658 19925,3811 19959,3939 19993,4046 20027,4136 20061,4212 20095,4274 20129,4326 20163,4369 20197,4405 20230,4434 20264,4458 20298,4478 20331,4496 20365,4511 20398,4524 20432,4536 20465,4547 20498,4558 20532,4568 20565,4578 20598,4588 20631,4597 20664,4607 20697,4616 20730,4625 20763,4634 20796,4643 20828,4651 20861,4659 20894,4666 20926,4673 20959,4678 20991,4684 21024,4688 21056,4692 21089,4694 21121,4696 21153,4697 21185,4697 21218,4696 21250,4694 21282,4691 21314,4688 21346,4683 21378,4678 21410,4671 21441,4663 21473,4653 21505,4643 21537,4630 21568,4615 21600,4597 21631,4576 21663,4552 21694,4523 21726,4490 21757,4450 21788,4404 21820,4351 21851,4288 21882,4215 21913,4130 21944,4031 21975,3914 22006,3774 22037,3602 22068,3383 22099,3084 22130,2615 22161,1447 22192,2040 22222,2805 22253,3199 22284,3468 22314,3673 22345,3840 22375,3981 22406,4105 22436,4216 22466,4317 22497,4410 22527,4497 22557,4578 22588,4656 22618,4729 22648,4798 22678,4864 22708,4927 22738,4986 22768,5042 22798,5094 22828,5142 22858,5187 22887,5227 22917,5264 22947,5296 22977,5325 23006,5351 23036,5373 23066,5392 23095,5409 23125,5423 23154,5436 23184,5447 23213,5456 23242,5465 23272,5472 23301,5479 23330,5485 23359,5491 23389,5496 23418,5500 23447,5504 23476,5508 23505,5511 23534,5514 23563,5517 23592,5520 23621,5522 23649,5524 23678,5527 23707,5529 23736,5531 23765,5534 23793,5537 23822,5541 23850,5545 23879,5550 23908,5556 23936,5563 23965,5571 23993,5581 24021,5592 24050,5605 24078,5619 24106,5636 24135,5654 24163,5675 24191,5698 24219,5723 24247,5752 24276,5783 24304,5818 24332,5857 24360,5900 24388,5949 24416,6006 24444,6074 24471,6160 24499,6277 24527,6460 24555,6831 24583,7189 24610,5618 24638,3551 24666,5042 24693,5340 24721,5474 24749,5544 24776,5582 24804,5600 24831,5606 24858,5603 24886,5594 24913,5582 24941,5567 24968,5551 24995,5534 25023,5517 25050,5501 25077,5485 25104,5470 25131,5456 25158,5444 25186,5433 25213,5423 25240,5415 25267,5409 25294,5404 25321,5401 25347,5399 25374,5398 25401,5400 25428,5402 25455,5407 25482,5412 25508,5419 25535,5427 25562,5437 25588,5448 25615,5459 25642,5472 25668,5486 25695,5501 25721,5516 25748,5532 25774,5549 25801,5565 25827,5583 25854,5600 25880,5617 25906,5635 25933,5652 25959,5669 25985,5685 26011,5701 26038,5717 26064,5732 26090,5747 26116,5761 26142,5775 26168,5789 26194,5803 26220,5816 26246,5830 26272,5845 26298,5859 26324,5875 26350,5891 26376,5909 26402,5927 26428,5947 26453,5968 26479,5991 26505,6015 26531,6040 26556,6067 26582,6096 26608,6125 26633,6156 26659,6187 26684,6217 26710,6246 26735,6273 26761,6296 26786,6312 26812,6320 26837,6318 26863,6304 26888,6275 26913,6230 26939,6165 26964,6077 26989,5957 27014,5789 27040,5535 27065,5097 27090,3900 27115,4576 27140,5276 27166,5584 27191,5745 27216,5831 27241,5874 27266,5893 27291,5899 27316,5897 27341,5891 27366,5883 27391,5874 27415,5866 27440,5857 27465,5850 27490,5844 27515,5839 27540,5836 27564,5834 27589,5833 27614,5833 27638,5834 27663,5837 27688,5841 27712,5845 27737,5850 27761,5856 27786,5862 27811,5869 27835,5876 27860,5883 27884,5890 27908,5897 27933,5903 27957,5908 27982,5913 28006,5917 28030,5920 28055,5923 28079,5924 28103,5924 28128,5923 28152,5922 28176,5919 28200,5916 28224,5912 28248,5908 28273,5904 28297,5899 28321,5893 28345,5888 28369,5883 28393,5878 28417,5873 28441,5868 28465,5864 28489,5860 28513,5856 28537,5852 28561,5849 28584,5846 28608,5843 28632,5841 28656,5839 28680,5836 28703,5834 28727,5832 28751,5829 28775,5826 28798,5824 28822,5820 28846,5817 28869,5813 28893,5808 28917,5803 28940,5798 28964,5792 28987,5785 29011,5778 29034,5770 29058,5761 29081,5753 29105,5743 29128,5733 29151,5723 29175,5711 29198,5700 29221,5687 29245,5674 29268,5659 29291,5643 29315,5625 29338,5605 29361,5582 29384,5554 29408,5520 29431,5477 29454,5418 29477,5335 29500,5205 29523,4972 29546,4387 29569,4152 29593,5600 29616,6422 29639,6690 29662,6552 29685,6416 29708,6323 29730,6260 29753,6216 29776,6184 29799,6161 29822,6144 29845,6131 29868,6121 29891,6114 29913,6108 29936,6104 29959,6101 29982,6098 30004,6096 30027,6094 30050,6093 30073,6091 30095,6090 30118,6088 30141,6087 30163,6085 30186,6084 30208,6082 30231,6080 30253,6079 30276,6077 30298,6076 30321,6074 30343,6073 30366,6072 30388,6071 30411,6071 30433,6070 30456,6070 30478,6070 30500,6070 30523,6070 30545,6071 30567,6071 30590,6072 30590,6072">
          <text:p/>
        </draw:polyline>
        <draw:polyline draw:style-name="gr4" draw:text-style-name="P1" draw:layer="layout" svg:width="30.589cm" svg:height="7.195cm" svg:x="2.61cm" svg:y="3.13cm" svg:viewBox="0 0 30590 7196" draw:points="0,5658 0,5077 0,5076 0,5075 0,5073 0,5071 0,5070 0,5069 0,5068 0,5069 0,5070 0,5072 0,5076 0,5080 0,5084 0,5088 0,5092 0,5095 0,5097 0,5097 0,5095 0,5091 0,5085 0,5077 0,5069 0,5059 0,5050 0,5041 0,5033 0,5027 0,5023 0,5021 0,5022 0,5025 0,5031 0,5038 0,5048 0,5057 0,5067 0,5075 0,5081 0,5083 0,5080 0,5072 0,5059 0,5041 0,5019 0,4994 0,4968 0,4943 0,4918 0,4896 0,4878 0,4863 0,4853 0,4847 0,4846 0,4850 0,4858 0,4869 0,4881 0,4892 0,4899 0,4896 0,4880 0,4845 0,4790 0,4715 0,4621 0,4513 0,4391 0,4257 159,3492 1179,3880 1660,3629 2030,3233 2342,2289 2618,2606 2866,3553 3095,4087 3309,4512 3509,4911 3698,5356 3878,6000 4051,6334 4216,5421 4375,4803 4528,4263 4676,3676 4820,2808 4959,1669 5095,2952 5227,3356 5356,3588 5482,3750 5605,3876 5726,3981 5844,4073 5959,4155 6073,4228 6184,4292 6293,4346 6401,4388 6507,4417 6611,4432 6713,4434 6814,4426 6913,4412 7011,4396 7108,4384 7203,4394 7297,4497 7390,335 7482,3962 7573,4038 7662,4052 7751,4051 7838,4046 7925,4041 8010,4037 8095,4035 8179,4035 8262,4037 8344,4042 8426,4049 8506,4058 8586,4069 8665,4082 8743,4097 8821,4114 8898,4132 8974,4152 9050,4173 9125,4195 9200,4220 9273,4247 9347,4279 9419,4317 9492,4367 9563,4438 9634,4553 9705,4731 9775,4403 9844,2118 9913,3242 9982,3604 10050,3748 10118,3826 10185,3874 10252,3908 10318,3934 10384,3955 10449,3974 10514,3992 10579,4009 10643,4027 10707,4046 10771,4066 10834,4088 10897,4111 10959,4135 11021,4162 11083,4189 11144,4218 11205,4248 11266,4278 11326,4309 11386,4338 11446,4365 11506,4388 11565,4405 11624,4414 11682,4411 11740,4393 11798,4356 11856,4298 11913,4215 11970,4105 12027,3964 12084,3785 12140,3554 12196,3234 12252,2718 12308,1131 12363,2432 12418,3114 12473,3504 12527,3789 12582,4022 12636,4221 12690,4392 12743,4529 12797,4621 12850,4661 12903,4652 12956,4609 13008,4547 13060,4479 13113,4412 13164,4348 13216,4289 13268,4237 13319,4191 13370,4150 13421,4115 13472,4085 13522,4060 13573,4040 13623,4024 13673,4013 13722,4007 13772,4005 13822,4007 13871,4015 13920,4028 13969,4048 14018,4074 14066,4108 14114,4153 14163,4211 14211,4286 14259,4384 14306,4511 14354,4667 14401,4796 14449,4710 14496,4372 14543,3969 14590,3568 14636,3154 14683,2679 14729,2016 14775,0 14822,1623 14868,2176 14913,2464 14959,2654 15004,2795 15050,2908 15095,3003 15140,3087 15185,3165 15230,3237 15275,3307 15319,3375 15364,3443 15408,3511 15452,3581 15496,3651 15540,3724 15584,3798 15628,3875 15671,3953 15715,4032 15758,4112 15801,4192 15845,4268 15888,4340 15930,4403 15973,4456 16016,4494 16058,4516 16101,4524 16143,4519 16185,4503 16227,4481 16269,4455 16311,4427 16353,4399 16395,4372 16436,4346 16478,4323 16519,4302 16560,4283 16601,4267 16642,4253 16683,4242 16724,4233 16765,4227 16805,4222 16846,4218 16886,4215 16927,4213 16967,4208 17007,4200 17047,4183 17087,4149 17127,4078 17167,3923 17206,3523 17246,1189 17286,3905 17325,4484 17364,4766 17403,4936 17443,5065 17482,5184 17521,5302 17560,5424 17598,5543 17637,5648 17676,5718 17714,5735 17753,5697 17791,5622 17829,5532 17868,5442 17906,5358 17944,5283 17982,5218 18020,5162 18057,5115 18095,5075 18133,5042 18170,5016 18208,4994 18245,4978 18283,4965 18320,4956 18357,4949 18394,4943 18431,4939 18468,4935 18505,4930 18542,4924 18579,4915 18615,4902 18652,4886 18688,4866 18725,4841 18761,4812 18798,4778 18834,4740 18870,4699 18906,4655 18942,4609 18978,4561 19014,4513 19050,4464 19086,4414 19121,4365 19157,4316 19192,4268 19228,4220 19263,4172 19299,4124 19334,4075 19369,4025 19404,3972 19440,3914 19475,3850 19510,3774 19545,3681 19579,3558 19614,3380 19649,3088 19684,2444 19718,1879 19753,3202 19787,3780 19822,4158 19856,4414 19890,4580 19925,4680 19959,4742 19993,4784 20027,4818 20061,4849 20095,4882 20129,4917 20163,4954 20197,4993 20230,5034 20264,5076 20298,5117 20331,5157 20365,5195 20398,5230 20432,5260 20465,5286 20498,5308 20532,5325 20565,5340 20598,5352 20631,5363 20664,5373 20697,5384 20730,5395 20763,5406 20796,5418 20828,5431 20861,5443 20894,5455 20926,5466 20959,5475 20991,5481 21024,5483 21056,5483 21089,5478 21121,5469 21153,5458 21185,5443 21218,5426 21250,5407 21282,5387 21314,5366 21346,5344 21378,5321 21410,5299 21441,5276 21473,5253 21505,5230 21537,5208 21568,5186 21600,5164 21631,5144 21663,5124 21694,5106 21726,5088 21757,5071 21788,5053 21820,5033 21851,5005 21882,4964 21913,4901 21944,4806 21975,4669 22006,4484 22037,4247 22068,3951 22099,3569 22130,3016 22161,1770 22192,2288 22222,2987 22253,3320 22284,3534 22314,3692 22345,3817 22375,3922 22406,4016 22436,4103 22466,4185 22497,4265 22527,4344 22557,4424 22588,4507 22618,4592 22648,4680 22678,4774 22708,4873 22738,4979 22768,5092 22798,5214 22828,5348 22858,5494 22887,5655 22917,5836 22947,6039 22977,6267 23006,6510 23036,6724 23066,6813 23095,6745 23125,6611 23154,6481 23184,6374 23213,6291 23242,6228 23272,6183 23301,6152 23330,6133 23359,6124 23389,6125 23418,6133 23447,6149 23476,6172 23505,6202 23534,6238 23563,6280 23592,6328 23621,6382 23649,6442 23678,6508 23707,6579 23736,6652 23765,6723 23793,6788 23822,6837 23850,6863 23879,6860 23908,6830 23936,6779 23965,6718 23993,6652 24021,6589 24050,6531 24078,6480 24106,6437 24135,6403 24163,6377 24191,6360 24219,6352 24247,6353 24276,6363 24304,6382 24332,6411 24360,6449 24388,6495 24416,6547 24444,6599 24471,6638 24499,6639 24527,6562 24555,6368 24583,6014 24610,5349 24638,3733 24666,5489 24693,5957 24721,6193 24749,6316 24776,6373 24804,6393 24831,6395 24858,6390 24886,6385 24913,6384 24941,6389 24968,6402 24995,6424 25023,6455 25050,6495 25077,6545 25104,6602 25131,6664 25158,6725 25186,6776 25213,6805 25240,6800 25267,6758 25294,6688 25321,6601 25347,6508 25374,6417 25401,6331 25428,6253 25455,6183 25482,6122 25508,6068 25535,6022 25562,5983 25588,5951 25615,5926 25642,5906 25668,5893 25695,5885 25721,5882 25748,5885 25774,5892 25801,5904 25827,5921 25854,5943 25880,5969 25906,5999 25933,6034 25959,6072 25985,6116 26011,6163 26038,6215 26064,6271 26090,6332 26116,6397 26142,6468 26168,6543 26194,6624 26220,6710 26246,6802 26272,6896 26298,6990 26324,7078 26350,7149 26376,7191 26402,7196 26428,7164 26453,7106 26479,7032 26505,6955 26531,6880 26556,6810 26582,6749 26608,6696 26633,6651 26659,6616 26684,6590 26710,6572 26735,6564 26761,6566 26786,6577 26812,6597 26837,6625 26863,6660 26888,6693 26913,6709 26939,6681 26964,6574 26989,6374 27014,6086 27040,5704 27065,5152 27090,3873 27115,4512 27140,5225 27166,5592 27191,5846 27216,6043 27241,6205 27266,6337 27291,6443 27316,6521 27341,6572 27366,6601 27391,6611 27415,6609 27440,6601 27465,6591 27490,6581 27515,6574 27540,6570 27564,6570 27589,6574 27614,6581 27638,6592 27663,6606 27688,6622 27712,6639 27737,6657 27761,6674 27786,6689 27811,6703 27835,6714 27860,6722 27884,6728 27908,6733 27933,6736 27957,6738 27982,6741 28006,6746 28030,6752 28055,6762 28079,6775 28103,6792 28128,6813 28152,6839 28176,6868 28200,6902 28224,6939 28248,6978 28273,7018 28297,7058 28321,7094 28345,7124 28369,7145 28393,7155 28417,7153 28441,7140 28465,7117 28489,7088 28513,7053 28537,7017 28561,6981 28584,6945 28608,6912 28632,6880 28656,6852 28680,6825 28703,6802 28727,6780 28751,6760 28775,6743 28798,6727 28822,6712 28846,6700 28869,6688 28893,6679 28917,6671 28940,6666 28964,6663 28987,6662 29011,6664 29034,6670 29058,6679 29081,6692 29105,6710 29128,6731 29151,6757 29175,6786 29198,6818 29221,6852 29245,6886 29268,6914 29291,6931 29315,6930 29338,6905 29361,6851 29384,6767 29408,6656 29431,6521 29454,6359 29477,6163 29500,5911 29523,5541 29546,4797 29569,4363 29593,5549 29616,6090 29639,6464 29662,6742 29685,6931 29708,7032 29730,7063 29753,7054 29776,7028 29799,6999 29822,6973 29845,6952 29868,6937 29891,6927 29913,6923 29936,6923 29959,6927 29982,6934 30004,6942 30027,6952 30050,6963 30073,6974 30095,6984 30118,6993 30141,7001 30163,7007 30186,7012 30208,7016 30231,7018 30253,7020 30276,7021 30298,7021 30321,7022 30343,7023 30366,7023 30388,7025 30411,7026 30433,7028 30456,7030 30478,7031 30500,7033 30523,7034 30545,7035 30567,7036 30590,7036 30590,7036">
          <text:p/>
        </draw:polyline>
        <draw:frame draw:style-name="gr5" draw:text-style-name="P3" draw:layer="layout" svg:width="0.984cm" svg:height="2.008cm" svg:x="2.087cm" svg:y="11.701cm">
          <draw:text-box>
            <text:p text:style-name="P2"><text:span text:style-name="T1">0</text:span></text:p>
          </draw:text-box>
        </draw:frame>
        <draw:frame draw:style-name="gr6" draw:text-style-name="P5" draw:layer="layout" svg:width="2.165cm" svg:height="2.008cm" svg:x="7.399cm" svg:y="11.801cm">
          <draw:text-box>
            <text:p text:style-name="P4"><text:span text:style-name="T2">2.5</text:span></text:p>
          </draw:text-box>
        </draw:frame>
        <draw:frame draw:style-name="gr5" draw:text-style-name="P5" draw:layer="layout" svg:width="0.984cm" svg:height="2.008cm" svg:x="13.851cm" svg:y="11.801cm">
          <draw:text-box>
            <text:p text:style-name="P4"><text:span text:style-name="T2">5</text:span></text:p>
          </draw:text-box>
        </draw:frame>
        <draw:frame draw:style-name="gr6" draw:text-style-name="P5" draw:layer="layout" svg:width="2.165cm" svg:height="2.008cm" svg:x="19.162cm" svg:y="11.801cm">
          <draw:text-box>
            <text:p text:style-name="P4"><text:span text:style-name="T2">7.5</text:span></text:p>
          </draw:text-box>
        </draw:frame>
        <draw:frame draw:style-name="gr7" draw:text-style-name="P5" draw:layer="layout" svg:width="1.695cm" svg:height="2.008cm" svg:x="25.309cm" svg:y="11.801cm">
          <draw:text-box>
            <text:p text:style-name="P4"><text:span text:style-name="T2">10</text:span></text:p>
          </draw:text-box>
        </draw:frame>
        <draw:frame draw:style-name="gr8" draw:text-style-name="P5" draw:layer="layout" svg:width="3.012cm" svg:height="2.008cm" svg:x="30.503cm" svg:y="11.801cm">
          <draw:text-box>
            <text:p text:style-name="P4"><text:span text:style-name="T2">12.5</text:span></text:p>
          </draw:text-box>
        </draw:frame>
        <draw:frame draw:style-name="gr9" draw:text-style-name="P7" draw:layer="layout" svg:width="30.571cm" svg:height="2.761cm" svg:x="2.624cm" svg:y="13.657cm">
          <draw:text-box>
            <text:p text:style-name="P6"><text:span text:style-name="T3">Wavevector (10</text:span><text:span text:style-name="T4">-1</text:span><text:span text:style-name="T3"> nm</text:span><text:span text:style-name="T4">-1</text:span><text:span text:style-name="T5">)</text:span></text:p>
          </draw:text-box>
        </draw:frame>
        <draw:frame draw:style-name="gr10" draw:text-style-name="P5" draw:layer="layout" svg:width="2.512cm" svg:height="2.008cm" svg:x="-0.1cm" svg:y="6.862cm">
          <draw:text-box>
            <text:p text:style-name="P4"><text:span text:style-name="T2">10</text:span><text:span text:style-name="T6">-4</text:span></text:p>
          </draw:text-box>
        </draw:frame>
        <draw:frame draw:style-name="gr11" draw:text-style-name="P5" draw:layer="layout" svg:width="2.512cm" svg:height="2.008cm" svg:x="-0.1cm" svg:y="2.982cm">
          <draw:text-box>
            <text:p text:style-name="P4"><text:span text:style-name="T2">10</text:span><text:span text:style-name="T6">-2</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U Serif" svg:font-family="'CMU Serif'"/>
    <style:font-face style:name="CMU Serif1"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33.6cm" fo:page-height="16.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01T14:29:08.556000000</dc:date>
    <meta:editing-duration>PT12M14S</meta:editing-duration>
    <meta:editing-cycles>2</meta:editing-cycles>
    <meta:generator>LibreOffice/6.0.1.1$Windows_X86_64 LibreOffice_project/60bfb1526849283ce2491346ed2aa51c465abfe6</meta:generator>
    <meta:document-statistic meta:object-count="33"/>
  </office:meta>
</office:document-meta>
</file>